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bef98" officeooo:paragraph-rsid="001b418b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b7c6b" officeooo:paragraph-rsid="001b7c6b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1pt" fo:font-weight="normal" officeooo:rsid="001bef98" officeooo:paragraph-rsid="001b418b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bef98" officeooo:paragraph-rsid="001b418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bef98" officeooo:paragraph-rsid="00245c6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bef98" officeooo:paragraph-rsid="002bf11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7pt" fo:font-weight="normal" officeooo:rsid="001bef98" officeooo:paragraph-rsid="00245c64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7pt" fo:font-weight="normal" officeooo:rsid="002fd98f" officeooo:paragraph-rsid="002fd98f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2fd98f" officeooo:paragraph-rsid="002fd98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2fd98f" officeooo:paragraph-rsid="0031dc94" style:font-size-asian="9.60000038146973pt" style:font-weight-asian="normal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d6241" style:font-size-asian="11pt" style:font-size-complex="11pt"/>
    </style:style>
    <style:style style:name="T3" style:family="text">
      <style:text-properties fo:font-size="11pt" officeooo:rsid="001f3f5b" style:font-size-asian="11pt" style:font-size-complex="11pt"/>
    </style:style>
    <style:style style:name="T4" style:family="text">
      <style:text-properties fo:font-size="11pt" officeooo:rsid="00212e4e" style:font-size-asian="11pt" style:font-size-complex="11pt"/>
    </style:style>
    <style:style style:name="T5" style:family="text">
      <style:text-properties fo:font-size="11pt" officeooo:rsid="0021ff3f" style:font-size-asian="11pt" style:font-size-complex="11pt"/>
    </style:style>
    <style:style style:name="T6" style:family="text">
      <style:text-properties fo:font-size="11pt" officeooo:rsid="0022bcf8" style:font-size-asian="11pt" style:font-size-complex="11pt"/>
    </style:style>
    <style:style style:name="T7" style:family="text">
      <style:text-properties fo:font-size="11pt" officeooo:rsid="00245c64" style:font-size-asian="11pt" style:font-size-complex="11pt"/>
    </style:style>
    <style:style style:name="T8" style:family="text">
      <style:text-properties fo:font-size="11pt" officeooo:rsid="002613be" style:font-size-asian="11pt" style:font-size-complex="11pt"/>
    </style:style>
    <style:style style:name="T9" style:family="text">
      <style:text-properties fo:font-size="11pt" officeooo:rsid="00281d52" style:font-size-asian="11pt" style:font-size-complex="11pt"/>
    </style:style>
    <style:style style:name="T10" style:family="text">
      <style:text-properties fo:font-size="11pt" officeooo:rsid="0028b81d" style:font-size-asian="11pt" style:font-size-complex="11pt"/>
    </style:style>
    <style:style style:name="T11" style:family="text">
      <style:text-properties fo:font-size="11pt" officeooo:rsid="002b9476" style:font-size-asian="11pt" style:font-size-complex="11pt"/>
    </style:style>
    <style:style style:name="T12" style:family="text">
      <style:text-properties fo:font-size="11pt" officeooo:rsid="002bf11e" style:font-size-asian="11pt" style:font-size-complex="11pt"/>
    </style:style>
    <style:style style:name="T13" style:family="text">
      <style:text-properties fo:font-size="11pt" fo:font-style="italic" officeooo:rsid="00245c64" style:font-size-asian="11pt" style:font-style-asian="italic" style:font-size-complex="11pt" style:font-style-complex="italic"/>
    </style:style>
    <style:style style:name="T14" style:family="text">
      <style:text-properties fo:font-size="11pt" fo:font-style="italic" officeooo:rsid="002613be" style:font-size-asian="11pt" style:font-style-asian="italic" style:font-size-complex="11pt" style:font-style-complex="italic"/>
    </style:style>
    <style:style style:name="T15" style:family="text">
      <style:text-properties fo:font-size="11pt" fo:font-style="italic" officeooo:rsid="00281d52" style:font-size-asian="11pt" style:font-style-asian="italic" style:font-size-complex="11pt" style:font-style-complex="italic"/>
    </style:style>
    <style:style style:name="T16" style:family="text">
      <style:text-properties fo:font-size="11pt" fo:font-style="italic" officeooo:rsid="00286712" style:font-size-asian="11pt" style:font-style-asian="italic" style:font-size-complex="11pt" style:font-style-complex="italic"/>
    </style:style>
    <style:style style:name="T17" style:family="text">
      <style:text-properties fo:font-size="11pt" fo:font-style="italic" officeooo:rsid="0028b81d" style:font-size-asian="11pt" style:font-style-asian="italic" style:font-size-complex="11pt" style:font-style-complex="italic"/>
    </style:style>
    <style:style style:name="T18" style:family="text">
      <style:text-properties fo:font-size="11pt" fo:font-style="italic" officeooo:rsid="0022bcf8" style:font-size-asian="11pt" style:font-style-asian="italic" style:font-size-complex="11pt" style:font-style-complex="italic"/>
    </style:style>
    <style:style style:name="T19" style:family="text">
      <style:text-properties fo:font-size="11pt" fo:font-style="normal" officeooo:rsid="002613be" style:font-size-asian="11pt" style:font-style-asian="normal" style:font-size-complex="11pt" style:font-style-complex="normal"/>
    </style:style>
    <style:style style:name="T20" style:family="text">
      <style:text-properties fo:font-size="11pt" fo:font-style="normal" officeooo:rsid="0026e4d9" style:font-size-asian="11pt" style:font-style-asian="normal" style:font-size-complex="11pt" style:font-style-complex="normal"/>
    </style:style>
    <style:style style:name="T21" style:family="text">
      <style:text-properties fo:font-size="11pt" fo:font-style="normal" officeooo:rsid="00281d52" style:font-size-asian="11pt" style:font-style-asian="normal" style:font-size-complex="11pt" style:font-style-complex="normal"/>
    </style:style>
    <style:style style:name="T22" style:family="text">
      <style:text-properties fo:font-size="11pt" fo:font-style="normal" officeooo:rsid="00286712" style:font-size-asian="11pt" style:font-style-asian="normal" style:font-size-complex="11pt" style:font-style-complex="normal"/>
    </style:style>
    <style:style style:name="T23" style:family="text">
      <style:text-properties fo:font-size="11pt" fo:font-style="normal" officeooo:rsid="0028b81d" style:font-size-asian="11pt" style:font-style-asian="normal" style:font-size-complex="11pt" style:font-style-complex="normal"/>
    </style:style>
    <style:style style:name="T24" style:family="text">
      <style:text-properties fo:font-size="11pt" fo:font-style="normal" officeooo:rsid="002ab3c4" style:font-size-asian="11pt" style:font-style-asian="normal" style:font-size-complex="11pt" style:font-style-complex="normal"/>
    </style:style>
    <style:style style:name="T25" style:family="text">
      <style:text-properties fo:font-size="11pt" fo:font-style="normal" officeooo:rsid="002dde9f" style:font-size-asian="11pt" style:font-style-asian="normal" style:font-size-complex="11pt" style:font-style-complex="normal"/>
    </style:style>
    <style:style style:name="T26" style:family="text">
      <style:text-properties fo:font-size="11pt" fo:font-style="normal" officeooo:rsid="0033572d" style:font-size-asian="11pt" style:font-style-asian="normal" style:font-size-complex="11pt" style:font-style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31dc94" style:font-style-asian="italic" style:font-style-complex="italic"/>
    </style:style>
    <style:style style:name="T29" style:family="text">
      <style:text-properties officeooo:rsid="001d6241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dde9f" style:font-style-asian="normal" style:font-style-complex="normal"/>
    </style:style>
    <style:style style:name="T32" style:family="text">
      <style:text-properties fo:font-style="normal" officeooo:rsid="0031bb2f" style:font-style-asian="normal" style:font-style-complex="normal"/>
    </style:style>
    <style:style style:name="T33" style:family="text">
      <style:text-properties fo:font-style="normal" officeooo:rsid="0031dc94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anta Catarina</text:p>
      <text:p text:style-name="P1">Centro Tecnológico</text:p>
      <text:p text:style-name="P1">Departamento de Informática e Estatística</text:p>
      <text:p text:style-name="P1">INE54<text:span text:style-name="T29">16</text:span> – <text:span text:style-name="T29">Paradigmas de Programação</text:span></text:p>
      <text:p text:style-name="P1">Graduando 1: Cainã Correa Caldas</text:p>
      <text:p text:style-name="P1">Graduando 2: Vinicius Guedes dos Santos</text:p>
      <text:p text:style-name="P1"/>
      <text:p text:style-name="P2">Trabalho I - Haskell</text:p>
      <text:p text:style-name="P3"/>
      <text:p text:style-name="P4"><text:span text:style-name="T1"><text:tab/></text:span><text:span text:style-name="T2">O jogo escolhido pela nossa dupla foi o Wolkenkratzer, o enunciado pedia que se utiliza-se a linguagem Haskell para criar um programa capaz de encontar </text:span><text:span text:style-name="T3">a</text:span><text:span text:style-name="T2"> </text:span><text:span text:style-name="T4">solução</text:span><text:span text:style-name="T3"> de qualquer cenário possível do jogo, </text:span><text:span text:style-name="T5">limitado aos cenários de tamanho menor ou igual a 6x6</text:span><text:span text:style-name="T3">.</text:span></text:p>
      <text:p text:style-name="P5"><text:span text:style-name="T3"><text:tab/></text:span><text:span text:style-name="T6">A solução que encontramos foi utilizar um </text:span><text:span text:style-name="T18">backtracking</text:span><text:span text:style-name="T6"> simples, onde as posições do tabuleiro são preenchidas da esquerda para a direita e de cima para baixo com números em ordem crescente, </text:span><text:span text:style-name="T10">quando um número é colocado em uma posição, testa-se se alguma regra é quebrada, caso isso aconteça, o programa tenta outro número, ou volta e altera a posição anterior quando não há mais números possíveis para aquela posição, caso nenhuma regra seja quebrada, o número testado é mantido na posição e o algoritmo avança para a próxima posição</text:span><text:span text:style-name="T6">. </text:span><text:span text:style-name="T9">Para representar o tabuleiro, utilizamos uma lista que através de algumas funções pode ser indexada como uma matriz, ou seja, para acessar a posição </text:span><text:span text:style-name="T15">(i, j)</text:span><text:span text:style-name="T21"> da matriz, nosso programa acessa a posição </text:span><text:span text:style-name="T15">i + tam(m).j</text:span><text:span text:style-name="T21"> </text:span><text:span text:style-name="T22">da lista, onde </text:span><text:span text:style-name="T16">tam(m)</text:span><text:span text:style-name="T22"> é uma função que retorna o número de linhas da matriz. </text:span><text:span text:style-name="T24">Além das posições vazias, a referida matriz também contém, as informações a respeito de quantos prédios podem ser vistos de uma certa posição.</text:span><text:span text:style-name="T22"> </text:span><text:span text:style-name="T23">Durante a execução do </text:span><text:span text:style-name="T17">backtracking,</text:span><text:span text:style-name="T23"> o programa utilizará três diferentes estruturas de dados, </text:span><text:span text:style-name="T24">uma delas é o tabuleiro propriamente dito, essa matriz será modificada durante o processo e seu estado final é a solução do problema, a outra estrutura utilizada é uma matriz que mantém informações a respeito de que número</text:span><text:span text:style-name="T26">s</text:span><text:span text:style-name="T24"> já foram testados em cada posição, e por fim, uma pequena lista que contém todos os números possíveis de um determinado cenário.</text:span></text:p>
      <text:p text:style-name="P5"><text:span text:style-name="T24"><text:tab/></text:span><text:span text:style-name="T25">Alguns trechos de código importantes:</text:span></text:p>
      <text:p text:style-name="P5"><text:span text:style-name="T25"/></text:p>
      <text:p text:style-name="P7"><text:span text:style-name="T31">resolve :: Int-&gt; Int -&gt; Int -&gt; [Int] -&gt; [Int] -&gt; [Int] -&gt; Bool -&gt; [Int]</text:span></text:p>
      <text:p text:style-name="P7"><text:span text:style-name="T31">resolve k x y m v p d -- k= limiteDaRecursao, x, y, m, v=matrizGuardaIndexNoVetorDePossiveis, p=listaDeNumerosPossiveis[100% constante]</text:span></text:p>
      <text:p text:style-name="P7"><text:span text:style-name="T31"><text:s text:c="4"/>| k &lt;=0 = m -- ESCOLHA AQUI v OU m</text:span></text:p>
      <text:p text:style-name="P7"><text:span text:style-name="T31"><text:s text:c="4"/>| y &lt; 0 = m -- foi sinalizado y = -1 -&gt; encerrar execução .. na vdd nao tah parando mas era a ideia</text:span></text:p>
      <text:p text:style-name="P7"><text:span text:style-name="T31"><text:s text:c="4"/>--tudo certo, vamo pro proximo</text:span></text:p>
      <text:p text:style-name="P7"><text:span text:style-name="T31"><text:s text:c="4"/>-- Estava indo e encontrou posicao que na pode mudar, vai para a proxima</text:span></text:p>
      <text:p text:style-name="P7"><text:span text:style-name="T31"><text:s text:c="4"/>| (getxym x y v == -1 &amp;&amp; d == indo) = resolve (k-1) (nextX x m) (nextY x y m) m v p indo</text:span></text:p>
      <text:p text:style-name="P7"><text:span text:style-name="T31"><text:s text:c="4"/>-- Estava voltando e encontrou posicao que nao pode mudar, volta mais uma posicao</text:span></text:p>
      <text:p text:style-name="P7"><text:span text:style-name="T31"><text:s text:c="4"/>| (getxym x y v == -1 &amp;&amp; d == voltando) = resolve (k-1) (backX x m) (backY x y) m v p voltando</text:span></text:p>
      <text:p text:style-name="P7"><text:span text:style-name="T31"><text:s text:c="4"/>-- nenhum encaixa aki, mude o anterior (mp pega o ultimo elemento -&gt; o maior possível)</text:span></text:p>
      <text:p text:style-name="P7"><text:span text:style-name="T31"><text:s text:c="4"/>| (getxym x y m) &gt;= (mp p) = resolve (k-1) (backX x m) (backY x y) (setXY o x y m) (setXY 0 x y v) p voltando</text:span></text:p>
      <text:p text:style-name="P7"><text:span text:style-name="T31"><text:s text:c="4"/>--tudo certo, substitui e bola pra frente</text:span></text:p>
      <text:p text:style-name="P7"><text:span text:style-name="T31"><text:s text:c="4"/>| tahOk x y (setXY (p!!(getxym x y v)) x y m ) = resolve (k-1) (nextX x m) (nextY x y m) (setXY (p!!(getxym x y v)) x y m ) (setXY ((getxym x y v) +1) x y v ) p indo</text:span></text:p>
      <text:p text:style-name="P7"><text:span text:style-name="T31"><text:s text:c="4"/>-- tenta o proximo numero aki</text:span></text:p>
      <text:p text:style-name="P7"><text:span text:style-name="T31"><text:s text:c="4"/>| not (tahOk x y (setXY (p!!(getxym x y v)) x y m )) = resolve (k-1) x y (setXY (p!!(getxym x y v)) x y m ) (setXY (( (getxym x y v) +1) ) x y v ) p indo</text:span></text:p>
      <text:p text:style-name="P7"><text:span text:style-name="T31"/></text:p>
      <text:p text:style-name="P9"><text:span text:style-name="T30"><text:tab/>A funçao </text:span><text:span text:style-name="T27">resolve</text:span><text:span text:style-name="T30"> implementa o </text:span><text:span text:style-name="T27">backtracking</text:span><text:span text:style-name="T30">.</text:span></text:p>
      <text:p text:style-name="P9"><text:span text:style-name="T30"/></text:p>
      <text:p text:style-name="P8"><text:span text:style-name="T30">tahOk :: Int -&gt; Int -&gt; [Int] -&gt; Bool</text:span></text:p>
      <text:p text:style-name="P8"><text:span text:style-name="T30">tahOk x y m </text:span></text:p>
      <text:p text:style-name="P8"><text:span text:style-name="T30"><text:s text:c="4"/>| (getxym 0 0 m == d) &amp;&amp; ((x == y) || (x + y == (tam m) - 1)) = (vejoCerto x y m) &amp;&amp; (not (jaTemNaLinha (getxym x y m) x y (setXY (o) x y m) ) ) &amp;&amp; (not (jaTemNaColuna (getxym x y m) x y (setXY (o) x y m)))</text:span></text:p>
      <text:p text:style-name="P8"><text:span text:style-name="T30"><text:s text:c="8"/>&amp;&amp; (not (jaTemNasDiagonais (getxym x y m) x y (setXY (o) x y m)))</text:span></text:p>
      <text:p text:style-name="P8"><text:span text:style-name="T30"><text:s text:c="4"/>| otherwise = (vejoCerto x y m) &amp;&amp; (not (jaTemNaLinha (getxym x y m) x y (setXY (o) x y m))) &amp;&amp; (not (jaTemNaColuna (getxym x y m) x y (setXY (o) x y m)) )</text:span></text:p>
      <text:p text:style-name="P8"><text:span text:style-name="T30"/></text:p>
      <text:p text:style-name="P10"><text:span text:style-name="T32"><text:tab/>A função</text:span><text:span text:style-name="T30"> </text:span><text:span text:style-name="T27">tahOk</text:span><text:span text:style-name="T30"> verifica se a matriz no estado atual está quebrando alguma regra, </text:span><text:span text:style-name="T33">esta informação é utilizada pela função </text:span><text:span text:style-name="T28">resolve</text:span><text:span text:style-name="T33"> para saber se é adequado manter um número naquela posição ou se deve-se tentar outro. Esta função chama outras que verificam a corretude das linhas, colunas e possivelmente diagonais.</text:span></text:p>
      <text:p text:style-name="P10"><text:span text:style-name="T30"><text:s/></text:span></text:p>
      <text:p text:style-name="P6"><text:span text:style-name="T6"><text:tab/></text:span><text:span text:style-name="T7">Para informar a entrada, é preciso alterar o código fonte, adicionando o problema na forma de lista, está lista deverá conter os espações em branco onde o cenário será resolvido e também os números das laterais, que indicam quantos predios devem ser vistos de uma certa posição, onde não ouver número nenhum, deve-se colocar o valor da constante </text:span><text:span text:style-name="T13">e</text:span><text:span text:style-name="T7">. </text:span><text:span text:style-name="T8">Além disso, para indicar que a solução de um determinado cenário deve levar em consideração as diagonais, deve-se preencher a primeira posicao da lista que representa o cenário com a constante </text:span><text:span text:style-name="T14">d</text:span><text:span text:style-name="T19">, caso contrário, qualquer valor nesta posição será considerado como um cenário em que não se considera as diagonais. Para indicar quais valores podem ser utilizados em </text:span><text:span text:style-name="T20">um </text:span><text:soft-page-break/><text:span text:style-name="T20">cenário, deve-se criar uma outra lista contendo tais valores.</text:span><text:span text:style-name="T8"> </text:span><text:span text:style-name="T6"><text:s/></text:span><text:span text:style-name="T11">A solução do cenário será impressa na tela após a execução, mas além disso, o código tem alguns exemplos sobre como comparar a solução encontrada com àquela esperada e imprimir na tela se são iguais, isso facilita o teste da solução de várias matrizes de uma vez só.</text:span></text:p>
      <text:p text:style-name="P6"><text:span text:style-name="T11"><text:tab/></text:span><text:span text:style-name="T12">Algumas das dificuldades encontradas foram a solução de cenários em que o tabuleiro já inicia com alguma posição preenchida e dos cenários em que não há nenhuma restrição quanto ao número de predios vistos de uma posição. A solução do primeiro problema foi analisar a matriz principal previamente as posições equivalentes na matriz de tentativas, matriz esta que indica qual número deve-se tentar agora, dessa forma, toda vez que o algoritmo passa por uma posição já preenchida ele a ignora. A outra dificuldade foi resolvida de maneira simil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6:27:03.170119087</meta:creation-date>
    <dc:date>2019-10-08T19:13:32.909433716</dc:date>
    <meta:editing-duration>PT1H4M33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1049" meta:character-count="5707" meta:non-whitespace-character-count="4615"/>
  </office:meta>
</office:document-meta>
</file>